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ue Aufgaben für den 20.05.2021</text:h>
      <text:p text:style-name="Standard"/>
      <text:p text:style-name="Standard">Mergt bitte vorher noch mal den Main-Branche vom Videostore-Start-Projekt in Eure entsprechenden Branches. Die Movies sind jetzt auch per API-Request verfügbar, inclusive aller Funktionen wie bei den Todos. Außerdem kann die Liste aller Autoren per API-Request (/api/authors) ausgelesen werden. Die API-Routen für Mpvies, Authors sind in docs/api-routes.txt ersichtlich:</text:p>
      <text:p text:style-name="Standard"/>
      <text:p text:style-name="Standard"/>
      <text:p text:style-name="Standard"/>
      <text:p text:style-name="Standard">1. Erstellt in components bitte analog zu den Todos-Komponenten Komponenten für die tabellarische Anzeige der Movies:</text:p>
      <text:list xml:id="list2756329663196823062" text:style-name="L1">
        <text:list-item>
          <text:p text:style-name="P2">MovieList,</text:p>
        </text:list-item>
        <text:list-item>
          <text:p text:style-name="P2">MovieListItem,</text:p>
        </text:list-item>
        <text:list-item>
          <text:p text:style-name="P2">Einzelansicht darunter, wenn Movie-Titel angeklickt wurde (MovieListItemInfo)</text:p>
        </text:list-item>
        <text:list-item>
          <text:p text:style-name="P2">AddMovieListItem</text:p>
        </text:list-item>
      </text:list>
      <text:p text:style-name="Standard"/>
      <text:p text:style-name="Standard"/>
      <text:p text:style-name="P1">2. Erstellt in views eine neue Komponente MoviesPage, die die MovieList-Komonente anzeigen soll. Erstellt einen neuen Menu-Eintrag für Movies und den entsprechenden Routen-Eintrag. </text:p>
      <text:p text:style-name="P1"/>
      <text:p text:style-name="P1">OPTIONAL:</text:p>
      <text:p text:style-name="P1">3. Analog zum Todos-Store erstellt bitte ein neues Vuex-Store Modul „movies“ und implementiert dort die gesamte Logik zum State-Managment, um auf Movie-Daten zugreifen und bearbeiten zu können (getMovies, getMovie, add, update, remove). In den Movie-Komponenten soll es dann möglich sein, via Movie-Store die Daten anzuzeigen und zu bearbeiten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Engels</meta:initial-creator>
    <meta:creation-date>2021-05-12T13:12:15</meta:creation-date>
    <dc:date>2021-05-19T13:40:54</dc:date>
    <dc:creator>Bernd Engels</dc:creator>
    <meta:editing-duration>PT55M</meta:editing-duration>
    <meta:editing-cycles>12</meta:editing-cycles>
    <meta:generator>OpenOffice/4.1.1$Unix OpenOffice.org_project/411m6$Build-9775</meta:generator>
    <meta:document-statistic meta:table-count="0" meta:image-count="0" meta:object-count="0" meta:page-count="1" meta:paragraph-count="10" meta:word-count="155" meta:character-count="1173"/>
  </office:meta>
</office:document-meta>
</file>